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Times New Roman" svg:font-family="'Times New Roman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font-name="Times New Roman" fo:font-size="12pt" fo:language="es" fo:country="DO" fo:font-weight="bold"/>
    </style:style>
    <style:style style:name="P2" style:family="paragraph" style:parent-style-name="Text_20_body">
      <style:paragraph-properties fo:text-align="justify" style:justify-single-word="false"/>
      <style:text-properties fo:color="#0000ff" style:font-name="arial" fo:font-size="10pt" fo:language="es" fo:country="DO" style:font-size-asian="10pt" style:font-size-complex="10pt"/>
    </style:style>
    <style:style style:name="P3" style:family="paragraph" style:parent-style-name="Text_20_body">
      <style:paragraph-properties fo:text-align="justify" style:justify-single-word="false"/>
      <style:text-properties style:font-name="arial" fo:font-size="10pt" fo:language="es" fo:country="DO" style:font-size-asian="10pt" style:font-size-complex="10pt"/>
    </style:style>
    <style:style style:name="P4" style:family="paragraph" style:parent-style-name="Text_20_body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Text_20_body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6" style:family="paragraph" style:parent-style-name="Text_20_body">
      <style:paragraph-properties fo:text-align="end" style:justify-single-word="false"/>
      <style:text-properties style:font-name="arial" fo:font-size="10pt" style:font-size-asian="10pt" style:font-size-complex="10pt"/>
    </style:style>
    <style:style style:name="P7" style:family="paragraph" style:parent-style-name="Standard">
      <style:text-properties style:font-name="arial" fo:font-size="10pt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fo:color="#800000" style:font-name="arial" fo:font-size="10pt" fo:language="es" fo:country="DO" style:font-size-asian="10pt" style:font-size-complex="10pt"/>
    </style:style>
    <style:style style:name="P9" style:family="paragraph" style:parent-style-name="Text_20_body" style:list-style-name="L1">
      <style:paragraph-properties fo:text-align="justify" style:justify-single-word="false"/>
      <style:text-properties style:font-name="arial" fo:font-size="10pt" fo:language="es" fo:country="DO" style:font-size-asian="10pt" style:font-size-complex="10pt"/>
    </style:style>
    <style:style style:name="P10" style:family="paragraph" style:parent-style-name="Text_20_body" style:list-style-name="L1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s" fo:country="DO"/>
    </style:style>
    <style:style style:name="T3" style:family="text">
      <style:text-properties fo:language="es" fo:country="DO" fo:font-weight="bold" style:font-weight-asian="bold" style:font-weight-complex="bold"/>
    </style:style>
    <style:style style:name="T4" style:family="text">
      <style:text-properties fo:color="#0000ff"/>
    </style:style>
    <style:style style:name="T5" style:family="text">
      <style:text-properties fo:color="#0000ff" fo:language="es" fo:country="DO" fo:font-style="italic" style:font-style-asian="italic" style:font-style-complex="italic"/>
    </style:style>
    <style:style style:name="T6" style:family="text">
      <style:text-properties fo:color="#000000" fo:language="es" fo:country="DO" fo:font-style="normal" style:font-style-asian="normal" style:font-style-complex="normal"/>
    </style:style>
    <text:list-style style:name="L1">
      <text:list-level-style-bullet text:level="1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<text:bookmark-start text:name="__DdeLink__2144_225872490"/>CARTA DE INTENCIÓN <text:s/></text:p>
      <text:p text:style-name="P4"/>
      <text:p text:style-name="P6"><text:span text:style-name="T2">Fecha </text:span><text:span text:style-name="T5">[Fecha en la que se redacta la carta</text:span><text:span text:style-name="T5">]</text:span></text:p>
      <text:p text:style-name="P4"/>
      <text:p text:style-name="P3"><text:span text:style-name="T1">A:</text:span> la Dirección del Centro de Desarrollo de la Facultad Regional de la UCI en Granma.</text:p>
      <text:p text:style-name="P3"/>
      <text:p text:style-name="P4"><text:span text:style-name="T3">De:</text:span><text:span text:style-name="T2"> la Dirección de</text:span> <text:span text:style-name="T5">[</text:span><text:span text:style-name="T5">nombre institución, Dirección, Tel., E-mail]</text:span></text:p>
      <text:p text:style-name="P4"/>
      <text:p text:style-name="P4"><text:span text:style-name="T2">La presente, tiene como objetivo oficializar nuestro interés e intención de participar como clientes en el desarrollo del proyecto </text:span><text:span text:style-name="T5">[nombre del proyecto]</text:span><text:span text:style-name="T2"> que tiene cómo objetivo general </text:span><text:span text:style-name="T5">[objetivo general del proyecto]</text:span><text:span text:style-name="T6">,</text:span><text:span text:style-name="T5"> </text:span><text:span text:style-name="T2">durante el período que será pactado en el Proyecto Técnico. </text:span></text:p>
      <text:p text:style-name="P3">Nos comprometemos a:</text:p>
      <text:list xml:id="list1967973026" text:style-name="L1">
        <text:list-item>
          <text:p text:style-name="P9">Brindar la información que el equipo de desarrollo necesite para la realización y despliegue en tiempo y forma del producto final con los requisitos que serán pactados en la Lista de Reserva del Producto.</text:p>
        </text:list-item>
        <text:list-item>
          <text:p text:style-name="P9">Asistir a las reuniones planificadas con el equipo de desarrollo.</text:p>
        </text:list-item>
        <text:list-item>
          <text:p text:style-name="P9">Participar activamente en el levantamiento de la Arquitectura de la Información y de los Requisitos Funcionales y No Funcionales.</text:p>
        </text:list-item>
        <text:list-item>
          <text:p text:style-name="P10">Respetar y cumplir todo los acuerdos firmados al iniciar el proyecto.</text:p>
        </text:list-item>
      </text:list>
      <text:p text:style-name="P8"/>
      <text:p text:style-name="P4"/>
      <text:p text:style-name="P3"><text:s text:c="5"/>Atentamente, </text:p>
      <text:p text:style-name="P3"><text:s text:c="26"/>_________________________________</text:p>
      <text:p text:style-name="P3"><text:s text:c="37"/><text:span text:style-name="T4">[Nombre del director]</text:span></text:p>
      <text:p text:style-name="P3"><text:span text:style-name="T4"><text:s text:c="27"/></text:span>Director de <text:span text:style-name="T4">[Nombre de la institución] <text:s text:c="27"/></text:span></text:p>
      <text:p text:style-name="P2"><text:s text:c="28"/>[Además de la firma debe aparecer el cuño de la institución]</text:p>
      <text:p text:style-name="P3"><text:s text:c="26"/></text:p>
      <text:p text:style-name="P3"/>
      <text:p text:style-name="P7"><text:bookmark-end text:name="__DdeLink__2144_22587249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Times New Roman" svg:font-family="'Times New Roman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Yadira Acebo</meta:initial-creator>
    <meta:creation-date>2012-01-17T17:01:21</meta:creation-date>
    <dc:date>2012-01-17T18:06:08</dc:date>
    <dc:creator>Yadira Acebo</dc:creator>
    <meta:editing-duration>PT01H02M51S</meta:editing-duration>
    <meta:editing-cycles>24</meta:editing-cycles>
    <meta:generator>OpenOffice.org/3.2$Linux OpenOffice.org_project/320m12$Build-9483</meta:generator>
    <meta:document-statistic meta:table-count="0" meta:image-count="0" meta:object-count="0" meta:page-count="1" meta:paragraph-count="16" meta:word-count="181" meta:character-count="1324"/>
  </office:meta>
</office:document-meta>
</file>